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sans-serif" svg:font-family="sans-serif"/>
    <style:font-face style:name="Segoe UI" svg:font-family="'Segoe UI'" style:font-family-generic="swis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4" style:family="paragraph" style:parent-style-name="Text_20_body" style:list-style-name="L1">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style:font-name="Verdana"/>
    </style:style>
    <style:style style:name="P7" style:family="paragraph" style:parent-style-name="Heading">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Heading_20_1">
      <style:paragraph-properties fo:text-align="justify" style:justify-single-word="false"/>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4">
      <style:paragraph-properties fo:text-align="justify" style:justify-single-word="false"/>
    </style:style>
    <style:style style:name="P13" style:family="paragraph" style:parent-style-name="Heading_20_4">
      <style:paragraph-properties fo:text-align="justify" style:justify-single-word="false"/>
      <style:text-properties style:font-name="Arial" fo:font-weight="bold" style:font-weight-asian="bold" style:font-weight-complex="bold"/>
    </style:style>
    <style:style style:name="P14" style:family="paragraph">
      <style:paragraph-properties fo:text-align="justify" style:justify-single-word="false"/>
    </style:style>
    <style:style style:name="P15" style:family="paragraph" style:parent-style-name="First_20_line_20_indent">
      <style:paragraph-properties fo:text-align="justify" style:justify-single-word="false"/>
      <style:text-properties fo:font-style="italic" style:font-style-asian="italic" style:font-style-complex="italic"/>
    </style:style>
    <style:style style:name="P16" style:family="paragraph" style:parent-style-name="First_20_line_20_indent">
      <style:paragraph-properties fo:text-align="justify" style:justify-single-word="false"/>
    </style:style>
    <style:style style:name="P17" style:family="paragraph" style:parent-style-name="First_20_line_20_indent">
      <style:paragraph-properties fo:margin-left="0cm" fo:margin-right="0cm" fo:text-align="justify" style:justify-single-word="false" fo:text-indent="0cm" style:auto-text-indent="false"/>
      <style:text-properties fo:font-style="normal" style:font-style-asian="normal" style:font-style-complex="normal"/>
    </style:style>
    <style:style style:name="P18" style:family="paragraph" style:parent-style-name="First_20_line_20_indent">
      <style:paragraph-properties fo:margin-left="0cm" fo:margin-right="0cm" fo:text-align="justify" style:justify-single-word="false" fo:text-indent="0cm" style:auto-text-indent="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rebuchet MS" fo:font-style="normal" fo:font-weight="normal" style:font-style-asian="normal" style:font-weight-asian="normal" style:font-style-complex="normal" style:font-weight-complex="normal"/>
    </style:style>
    <style:style style:name="T12" style:family="text">
      <style:text-properties style:font-name="Times New Roman" fo:font-style="normal" fo:font-weight="normal" style:font-style-asian="normal" style:font-weight-asian="normal" style:font-style-complex="normal"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fo:font-variant="normal" fo:text-transform="none" fo:color="#000000" style:font-name="sans-serif" fo:font-size="19.5pt" fo:letter-spacing="normal" fo:font-style="norm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
      <text:p text:style-name="P1"/>
      <text:p text:style-name="P1"/>
      <text:p text:style-name="P7"/>
      <text:p text:style-name="P7"/>
      <text:p text:style-name="P7"/>
      <text:p text:style-name="P7"/>
      <text:p text:style-name="P7"/>
      <text:p text:style-name="P7">Complexité et Algorithmique Avancée : </text:p>
      <text:p text:style-name="P7">Étude du problème de Vertex Cover</text:p>
      <text:p text:style-name="P1"/>
      <text:p text:style-name="P5">Milan Kabac, Rafik Ferroukh, Matthieu Foucault</text:p>
      <text:p text:style-name="P5"/>
      <text:p text:style-name="P5">Master 2 Génie Logiciel, Université Bordeaux 1, année 2011-2011</text:p>
      <text:p text:style-name="P6"/>
      <text:h text:style-name="P8" text:outline-level="1">Introduction TODO</text:h>
      <text:h text:style-name="P8" text:outline-level="1">Structure de données</text:h>
      <text:p text:style-name="P1">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1">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1">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1"/>
      <text:p text:style-name="P1">TODO : parler du random, et de sa complexité dans le pire des cas</text:p>
      <text:h text:style-name="P8" text:outline-level="1">Génération aléatoire de graphes</text:h>
      <text:h text:style-name="P10" text:outline-level="2">Description des Algorithmes</text:h>
      <text:h text:style-name="P11" text:outline-level="3">Génération d'arbres</text:h>
      <text:h text:style-name="P12" text:outline-level="4">Description de l'algorithme <text:span text:style-name="T7">(TreeDynamicsSons.h)</text:span></text:h>
      <text:p text:style-name="P1">La génération d'arbres prend<text:span text:style-name="T10"> en paramètres le nombre de sommets à créer dans le graphe, le nombre minimum et maximum de fils que peut avoir un sommet. </text:span></text:p>
      <text:p text:style-name="P1"><text:span text:style-name="T10">Pour générer un arbre, on désigne un sommet initial racine, ensuite pour cette racine, on lui attribue un nombre dynamique de fils qui se situe entre </text:span><text:span text:style-name="T12">le nombre minimum de fils et le nombre maximum, donnés en entrée et on parcourt par la suite, chaque fils et on refait le traitement fait pour la racine. Le traitement s'arrête dés qu'on atteint le nombre maximum de sommet à créer (donné aussi en entrée).</text:span></text:p>
      <text:h text:style-name="P13" text:outline-level="4"><text:span text:style-name="T8">Complexité</text:span></text:h>
      <text:p text:style-name="P3"><text:span text:style-name="T8">L'algorithme est conçu tel que pour chaque sommet, on lui crée ses fils, donc une complexité de (n * x – y), où n représente le nombre de sommets total, x le nombre moyen de fils par sommet et y le nombre de feuilles créer, toute en ayant compte que l'opération d'ajout d'une arrête est de log(n), donc le pire des cas, on peut estimer la complexité de la création d'un arbre dans le pire des cas à </text:span><text:span text:style-name="T9">O(n² * log(n)). <text:s/></text:span></text:p>
      <text:p text:style-name="P3"><text:span text:style-name="T8"/></text:p>
      <text:p text:style-name="P3"><text:span text:style-name="T8"/></text:p>
      <text:h text:style-name="P11" text:outline-level="3"><text:soft-page-break/>Génération de graphes simples</text:h>
      <text:h text:style-name="P12" text:outline-level="4">Description de l'algorithme</text:h>
      <text:p text:style-name="P1">La génération de graphes prend en paramètres le nombre de sommets dans le graphe et la probabilité de tracer une arête entre deux sommets.</text:p>
      <text:p text:style-name="P1">Pour générer un graphe aléatoirement, lorsqu'on ajoute un sommet au graphe, on parcoure l'ensemble des sommets déjà ajoutés, et pour chacun de ces sommets on teste si on ajoute une arête entre ce sommet et le sommet ajouté.</text:p>
      <text:p text:style-name="P1">De cette manière toutes les paires de sommets auront été testées. </text:p>
      <text:h text:style-name="P12" text:outline-level="4">Complexité</text:h>
      <text:p text:style-name="P1">TODO</text:p>
      <text:h text:style-name="P11" text:outline-level="3">Génération de graphes bipartites</text:h>
      <text:p text:style-name="P1">Pour la génération de graphes bipartites, les paramètres sont la taille du graphe, la probabilité de tracer une arête entre deux sommets, et le ratio entre les tailles des deux parties.</text:p>
      <text:p text:style-name="P1">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P1">La complexité de cet algorithme de génération est en </text:p>
      <text:p text:style-name="P1"><text:span text:style-name="T1">O(n*log(n) + |A|*|B|*log(|A|*|B|)),</text:span> où A et B sont les deux parties du graphe</text:p>
      <text:p text:style-name="P1">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11" text:outline-level="3">Génération de graphes ayant une petite couverture</text:h>
      <text:h text:style-name="P12" text:outline-level="4">Description de l'algorithme</text:h>
      <text:p text:style-name="P1">TODO</text:p>
      <text:h text:style-name="P12" text:outline-level="4">Complexité</text:h>
      <text:p text:style-name="P1">TODO</text:p>
      <text:h text:style-name="P11" text:outline-level="3">Résultats d'expérimentation</text:h>
      <text:p text:style-name="P1">TODO</text:p>
      <text:h text:style-name="P8" text:outline-level="1"><text:soft-page-break/>Recherche d'une couverture</text:h>
      <text:h text:style-name="P10" text:outline-level="2">Description des Algorithmes</text:h>
      <text:h text:style-name="P11" text:outline-level="3">Algorithmes gloutons</text:h>
      <text:p text:style-name="P1">TODO</text:p>
      <text:h text:style-name="P11" text:outline-level="3">Algorithme optimal pour les arbres</text:h>
      <text:p text:style-name="P1">TODO</text:p>
      <text:h text:style-name="P11" text:outline-level="3">Algorithme optimal pour les graphes bipartites</text:h>
      <text:p text:style-name="P1">Pour l'algorithme optimal pour les graphes bipartites, nous utilisons la méthode vue en TD, qui est basée sur les algorithmes de flot max – coupe min, et sur le parcours en largeur d'un graphe.</text:p>
      <text:h text:style-name="P12" text:outline-level="4">Construction du graphe orienté</text:h>
      <text:p text:style-name="P1">On construit un graphe orienté à partir du graphe bipartite dont on cherche la couverture. Les sommets de ce graphe sont ceux du graphe bipartite, plus un sommet s et un sommet t (pour source et target).</text:p>
      <text:p text:style-name="P1">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12" text:outline-level="4">Construction du flot max</text:h>
      <text:p text:style-name="P1">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P1">Si le sommet t est atteint, cela veut dire qu'un chemin améliorant existe. Étant donné que le père de chaque sommet dans le parcours est enregistré, nous pouvons, en partant de t, remonter jusqu'à s, et donc connaître le chemin améliorant</text:p>
      <text:p text:style-name="P1">Pour remplir ou vider les arêtes du chemin dans notre graphe orienté, il suffit d'inverser les arêtes.</text:p>
      <text:p text:style-name="P1">On répète le cycle parcours en largeur – inversion des arêtes jusqu'à ce que t ne soit plus atteignable (donc jusqu'à ce qu'il n'y ait plus de chemin améliorant)</text:p>
      <text:h text:style-name="P12" text:outline-level="4">Obtention de la couverture</text:h>
      <text:p text:style-name="P1">Une fois le flot max atteint, nous pouvons construire la coupe min. Pour cela, il suffit de faire un dernier parcours en largeur, et d'ajouter à l'ensemble S tous les sommets atteints. L'ensemble T sera composé de tous les sommets n'appartenant pas à T.</text:p>
      <text:p text:style-name="P1">La couverture optimale du graphe bipartite est constituée de tous les sommets de la première partie du graphe appartenant à l'ensemble T, et de tous les sommets de la seconde partie appartenant à l'ensemble S</text:p>
      <text:h text:style-name="P12" text:outline-level="4">Complexité</text:h>
      <text:p text:style-name="P1">TODO</text:p>
      <text:h text:style-name="P11" text:outline-level="3"><text:soft-page-break/>Algorithme 2-approché basé sur le parcours en profondeur</text:h>
      <text:h text:style-name="P12" text:outline-level="4">Description de l'algorithme</text:h>
      <text:p text:style-name="P1">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P12" text:outline-level="4">Complexité</text:h>
      <text:p text:style-name="P1">TODO</text:p>
      <text:h text:style-name="P11" text:outline-level="3">Algorithme 2-approché couvrant les arêtes</text:h>
      <text:h text:style-name="P12" text:outline-level="4">Description de l'algorithme</text:h>
      <text:p text:style-name="P1">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12" text:outline-level="4">Complexité</text:h>
      <text:p text:style-name="P1">L'algorithme est conçu tel que pour chaque deux sommets reliés par une arête, on parcourt chaque arrête et on la supprime (supprime l'arête et toutes les arêtes avec les voisins), donc on a <text:s/>y/x opérations <text:span text:style-name="T5">op</text:span> où y est le <text:span text:style-name="T5">nombre d'arêtes </text:span>et x le <text:span text:style-name="T5">nombre moyen d'arêtes par sommet</text:span>, et l'opération <text:span text:style-name="T5">op</text:span> consiste en une complexité de log(n), <text:s/>ce qui implique une complexité de (y/x) * log (n), donc <text:span text:style-name="T4">O( n * log(n)). </text:span></text:p>
      <text:h text:style-name="P11" text:outline-level="3">Algorithmes optimaux paramétriques</text:h>
      <text:h text:style-name="P12" text:outline-level="4">Algorithme de base</text:h>
      <text:p text:style-name="P1">L'algorithme optimal paramétrique pour les petites couvertures est un algorithme récursif qui prend en paramètre la taille maximale de la couverture à chercher.</text:p>
      <text:p text:style-name="P1">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P12" text:outline-level="4">Optimisation </text:h>
      <text:p text:style-name="P1">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P12" text:outline-level="4"><text:soft-page-break/>Complexités</text:h>
      <text:p text:style-name="P1">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P1">Pour le second algorithme, le nombre d'appels récursifs... TODO</text:p>
      <text:h text:style-name="P10" text:outline-level="2">Résultats d'expérimentation</text:h>
      <text:p text:style-name="P1">Pour tester nos algorithmes, nous avons crée des scripts bash, disponibles dans le répertoire /scripts, et généré nos courbes avec gnuplot.</text:p>
      <text:h text:style-name="P11" text:outline-level="3">Génération de graphes</text:h>
      <text:p text:style-name="P1">Nos expérimentations concernant la génération de graphes nous ont permis de confirmer les complexités théoriques calculées</text:p>
      <text:p text:style-name="P1"/>
      <text:p text:style-name="P1">TODO : figures</text:p>
      <text:h text:style-name="P11" text:outline-level="3">Recherche de couverture</text:h>
      <text:p text:style-name="P1">TODO</text:p>
      <text:h text:style-name="P8" text:outline-level="1">Utilisation de Minisat</text:h>
      <text:p text:style-name="P1"><text:span text:style-name="T7">Minisat </text:span>est une application open source qui permet de résoudre des problèmes SAT. [1].</text:p>
      <text:h text:style-name="P10" text:outline-level="2">Minisat et vertex cover </text:h>
      <text:p text:style-name="P1">Dans notre cas, Minisat est utilisé pour générer une instance avec des valuations qui nous permettent de ressortir une couverture de sommets à partir d'une instance SAT construite en se basant sur un graphe donnée.</text:p>
      <text:p text:style-name="P1">L'instance en entrée est un ensemble de conjonction de disjonction de formule logique F, et en passant cette dernière à Minisat, la sortie sera un ensemble de valuations pour chaque littéral tel que la formule F est vraie.</text:p>
      <text:p text:style-name="P1">Minisat exprime la valuation <text:span text:style-name="T5">faux </text:span><text:span text:style-name="T8">par mettre le symbole «-» devant le littéral et aucun symbole pour une valuation </text:span><text:span text:style-name="T5">vrai</text:span><text:span text:style-name="T8"> (ce qui revient à dire que c'est positif dans la suite).</text:span></text:p>
      <text:p text:style-name="P1"><text:span text:style-name="T8">Et pour le vertex cover, seuls les numéros de sommets <text:s/>positifs seront considérer comme étant dans la couverture.</text:span></text:p>
      <text:p text:style-name="P1">Par exemple : pour un graphe qui a deux arrêtes (a,b) et (a,c), on aura comme instance SAT <text:line-break/>(a v b) &amp; (a v c), en passant cette dernière à Minisat, le résultat sera de la sorte {a -b -c}, ce qui veut dire que {<text:span text:style-name="T5">a</text:span><text:span text:style-name="T8">}</text:span><text:span text:style-name="T5"> </text:span><text:span text:style-name="T8">est le seul sommet qui est dans la couverture et ce qui est vrai.</text:span></text:p>
      <text:p text:style-name="P1"/>
      <text:h text:style-name="P10" text:outline-level="2"><text:soft-page-break/>Description des Algorithmes <text:span text:style-name="T7">(Minisat.h)</text:span></text:h>
      <text:h text:style-name="P11" text:outline-level="3">Génération de couverture avec une instance SAT simple</text:h>
      <text:h text:style-name="P12" text:outline-level="4">But</text:h>
      <text:p text:style-name="P1">L’objectif de cette partie est de générer une instance de SAT en considérant le graphe crée (sommets et arêtes) et de lancer <text:span text:style-name="T5">Minisat</text:span> sur cette instance.</text:p>
      <text:h text:style-name="P12" text:outline-level="4">Description</text:h>
      <text:p text:style-name="P1">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8">Minisat</text:span> dans le but de fournir une couverture. </text:p>
      <text:p text:style-name="P1">Par exemple : étant donné un graphe {(1,2), (1,3), (3,4), (4,5)}.</text:p>
      <text:p text:style-name="P1">Instance SAT générée : {(1 v 2) &amp;(1 v 3)&amp;(3 v 4)&amp;(4 v 5)}</text:p>
      <text:p text:style-name="P1">Couverture fournit par Minisat : {1,-2,-3,4,-5}, donc la couverture est composée des sommets {1,4} qui sont positifs.</text:p>
      <text:h text:style-name="P12" text:outline-level="4">Complexité</text:h>
      <text:p text:style-name="P1">L'algorithme est conçu tel que pour chaque sommet, on ajoute toutes les arêtes qu'il a avec ses voisins, donc x opérations op sont réalisés, où x est le <text:span text:style-name="T5">nombre moyen d'arêtes par sommet, </text:span><text:span text:style-name="T8">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9">O(n * log(n) + C(Minisat))</text:span><text:span text:style-name="T8">.</text:span></text:p>
      <text:h text:style-name="P11" text:outline-level="3">Génération de couverture avec une instance SAT complexe </text:h>
      <text:h text:style-name="P12" text:outline-level="4">But</text:h>
      <text:p text:style-name="P1">L’objectif de cet algorithme est de générer une instance SAT basé sur une matrice avec comme dimension (nombre de sommets, couverture maximale de sommets) et un graphe donnée en entrée, et de lancer Minisat sur cette instance afin d'avoir une couverture.</text:p>
      <text:h text:style-name="P12" text:outline-level="4">Description</text:h>
      <text:p text:style-name="P1">Soit un graphe donnée en entrée, un processus d'indexation des sommets est appliqué qui consiste à affecter à chaque sommet un numéro séquentiel en partant de 1, en sauvegardant cet structure dans un index.</text:p>
      <text:p text:style-name="P1">L'idée derrière n'est pas de construire une matrice (vu sa complexité) mais de calculer la valeur d'une case d'une matrice à partir des indices fournit en se basant sur la formule suivante :</text:p>
      <text:p text:style-name="P1">M[n][m] : matrice, M[i][j] = (i <text:s/>* n) + j +1</text:p>
      <text:p text:style-name="P1">Donc pour la construction des formules de l'instance SAT, on applique ce calcul sur chaque ligne et chaque colonne, tout en ayant compte des opérations suivantes :</text:p>
      <text:p text:style-name="P1">n : nombre de lignes (= nombre de sommets)</text:p>
      <text:p text:style-name="P1">m : nombre de colonnes (= nombre maximum de la couverture)</text:p>
      <text:p text:style-name="P1"/>
      <text:p text:style-name="P16"><text:soft-page-break/>1- pour chaque ligne, il doit y avoir qu'un seul numéro 1 et c'est vérifier par :</text:p>
      <text:p text:style-name="P15">pour chaque 'i' allant de 0 à n </text:p>
      <text:p text:style-name="P15"><text:s/><text:tab/>insérer &amp;( x(i,k) v x(i,l) ) , tel que k != l.</text:p>
      <text:p text:style-name="P16">2- <text:s/>pour chaque colonne, il doit y avoir qu'un seul numéro 1 et c'est vérifier par :</text:p>
      <text:p text:style-name="P15">pour chaque 'j' allant de 0 à m </text:p>
      <text:p text:style-name="P15"><text:s/><text:tab/>insérer &amp;( x(k , j) v x(l , j) ) ; tel que k != l.</text:p>
      <text:p text:style-name="P16">3- pour chaque arête, un des deux sommets est à 1 et c'est vérifier par : </text:p>
      <text:p text:style-name="P15">pour chaque arête (a,b) de G(E,I)</text:p>
      <text:p text:style-name="P15"><text:s text:c="4"/>pour chaque i allant de 0 à n</text:p>
      <text:p text:style-name="P16"><text:span text:style-name="T5"><text:tab/>&amp; ( x( i , a ) v x( i , b )) ;</text:span></text:p>
      <text:p text:style-name="P17">En ayant en compte que :</text:p>
      <text:p text:style-name="P16">- <text:s/>x( i, k) = i * n + k + 1.</text:p>
      <text:p text:style-name="P16">- Les numéros d'indices des colonnes correspondent au numéro de sommets qu'on pourra <text:s text:c="3"/>retrouver grâce à l'index défini plus haut.</text:p>
      <text:p text:style-name="P18"><text:span text:style-name="T8">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span></text:p>
      <text:h text:style-name="P12" text:outline-level="4"><text:span text:style-name="T8">Complexité</text:span></text:h>
      <text:p text:style-name="P1"><text:span text:style-name="T8">L'algorithme a été conçu de manière à et respectant les algorithmes cités plus haut : </text:span></text:p>
      <text:list xml:id="list40503867" text:style-name="L1">
        <text:list-item>
          <text:p text:style-name="P2"><text:span text:style-name="T8">Insérer ligne par ligne =&gt; complexité de </text:span><text:span text:style-name="T5">nombre_sommets * max_couverture</text:span></text:p>
        </text:list-item>
        <text:list-item>
          <text:p text:style-name="P2"><text:span text:style-name="T8">Insérer colonne par colonne =&gt; complexité de </text:span><text:span text:style-name="T5">nombre_sommets * max_couverture</text:span></text:p>
        </text:list-item>
        <text:list-item>
          <text:p text:style-name="P4">Insérer les arêtes une par une =&gt; complexité de <text:span text:style-name="T5">nombre_moyen_arêtes_sommet * max_couverture</text:span></text:p>
        </text:list-item>
        <text:list-item>
          <text:p text:style-name="P4">Les opérations sur les fichiers est négligeable.</text:p>
        </text:list-item>
        <text:list-item>
          <text:p text:style-name="P4">Traitement de Minisat est d'une complexité très variante, qui dépend du nombre de clauses et de littéraux, qui est dans le pire des cas exponentielle, donc on ne citera que C(Minisat). </text:p>
        </text:list-item>
      </text:list>
      <text:p text:style-name="P1">Ce qui revient à avoir une complexité de (<text:span text:style-name="T5">max_couverture * nombre_sommets) </text:span><text:span text:style-name="T8">donc </text:span><text:span text:style-name="T9">O(n² * log(n) + C(Minisat)).</text:span></text:p>
      <text:h text:style-name="P10" text:outline-level="2">Résultats d'expérimentation</text:h>
      <text:p text:style-name="P1">// TODO</text:p>
      <text:p text:style-name="P1"/>
      <text:p text:style-name="P1"/>
      <text:h text:style-name="Heading_20_1" text:outline-level="1"><text:soft-page-break/>Bonus Track</text:h>
      <text:h text:style-name="Heading_20_2" text:outline-level="2">Dessin d'un graphe et sa couverture</text:h>
      <text:h text:style-name="Heading_20_3" text:outline-level="3">Outil</text:h>
      <text:p text:style-name="Text_20_body">Pour cela, on utilise le logiciel <text:span text:style-name="T5">GraphViz</text:span> qui englobe plusieurs application de dessin, parmi eux <text:span text:style-name="T5">dot, </text:span><text:span text:style-name="T8">qui permet de dessiner n'importe quel type de graphe.</text:span></text:p>
      <text:h text:style-name="Heading_20_3" text:outline-level="3"><text:span text:style-name="T8">Description</text:span> <text:s/></text:h>
      <text:p text:style-name="P1">L'application <text:span text:style-name="T5">dot </text:span><text:span text:style-name="T8">utilise un fichier de données passé en entrée dans le but de générer une image du graphe dans plusieurs format (png, jpg,...), dans notre cas, on utilisera le format PNG pour sa portabilité et sa taille réduite pour une bonne qualité.</text:span></text:p>
      <text:p text:style-name="P1"><text:span text:style-name="T8">// Données dans le fichier... </text:span></text:p>
      <text:p text:style-name="P1"><text:span text:style-name="T8">// Coloration couverture...</text:span></text:p>
      <text:p text:style-name="P1"><text:span text:style-name="T8"/></text:p>
      <text:h text:style-name="P9" text:outline-level="1">Références bibliographiques</text:h>
      <text:p text:style-name="P1">[1] : <text:span text:style-name="T5">The MiniSat Page, <text:s/></text:span><text:a xlink:type="simple" xlink:href="http://minisat.se/"><text:span text:style-name="T5">http://minisat.se/</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sans-serif" svg:font-family="sans-serif"/>
    <style:font-face style:name="Segoe UI" svg:font-family="'Segoe UI'" style:font-family-generic="swis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15T21:01:29.43</dc:date>
    <meta:editing-duration>PT14H37M8S</meta:editing-duration>
    <meta:editing-cycles>99</meta:editing-cycles>
    <meta:generator>OpenOffice.org/3.3$Win32 OpenOffice.org_project/330m20$Build-9567</meta:generator>
    <dc:creator>Rafik FERROUKH</dc:creator>
    <meta:document-statistic meta:table-count="0" meta:image-count="0" meta:object-count="0" meta:page-count="10" meta:paragraph-count="148" meta:word-count="2671" meta:character-count="15739"/>
  </office:meta>
</office:document-meta>
</file>